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JetBrainsMono NF" fo:font-size="2pt" officeooo:rsid="001dedcd" officeooo:paragraph-rsid="001dedcd" style:font-size-asian="1.75pt" style:font-size-complex="2pt"/>
    </style:style>
    <style:style style:name="T1" style:family="text">
      <style:text-properties officeooo:rsid="001e2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, I got another target interview, havent done it bc its not worth my time. They wont hire me tbh. I think today was the last day. So anyways. Still nothing from any other place. Kinda upset tbh. But anyways. Heres my analysis for today. Buting weed. See. Patieance. I was thinking about buying oz of whatever gas I could find however I have a new perspective. Buying weed based off the actual brand its self. The quality of the weed its self. Not the thc% or the fact that I can buy an OZ. </text:p>
      <text:p text:style-name="P1"/>
      <text:p text:style-name="P1">The brands reputation, flower freshness, great taste, potent smell, are all priority. Still interested in flower and edibles being my top methods of consuming thc. So, I think im blessed being neighbors to michigan state. The weed is absoulty fire <text:span text:style-name="T1">and a</text:span>n 1/8th is anywhere from 25 to 60 dollars. <text:span text:style-name="T1">Still want to fine quality brands selling 1oz flowers for about $100. Remember coming back with 3oz is the plan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00:35:06.560431402</meta:creation-date>
    <dc:date>2024-02-17T01:21:46.310206238</dc:date>
    <meta:editing-duration>PT46M3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2" meta:word-count="165" meta:character-count="901" meta:non-whitespace-character-count="736"/>
  </office:meta>
</office:document-meta>
</file>